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officeooo:rsid="0028f92a" officeooo:paragraph-rsid="0028f92a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8f92a" officeooo:paragraph-rsid="0028f92a" style:font-size-asian="7pt" style:font-weight-asian="normal" style:font-size-complex="7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8f92a" officeooo:paragraph-rsid="002f8454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c3b68" officeooo:paragraph-rsid="002c3b68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dedbc" officeooo:paragraph-rsid="002dedbc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8f92a" officeooo:paragraph-rsid="0028f92a" style:font-size-asian="7pt" style:font-weight-asian="normal" style:font-size-complex="7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Copperplate Gothic Bold" fo:font-size="7pt" style:text-underline-style="none" fo:font-weight="normal" officeooo:rsid="002dedbc" officeooo:paragraph-rsid="002dedbc" style:font-size-asian="7pt" style:font-weight-asian="normal" style:font-size-complex="7pt" style:font-weight-complex="normal"/>
    </style:style>
    <style:style style:name="T1" style:family="text">
      <style:text-properties officeooo:rsid="002c3b68"/>
    </style:style>
    <style:style style:name="T2" style:family="text">
      <style:text-properties officeooo:rsid="00316137"/>
    </style:style>
    <style:style style:name="T3" style:family="text">
      <style:text-properties officeooo:rsid="0025d2e6"/>
    </style:style>
    <style:style style:name="T4" style:family="text">
      <style:text-properties officeooo:rsid="002dedbc"/>
    </style:style>
    <style:style style:name="T5" style:family="text">
      <style:text-properties officeooo:rsid="002b62d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a64b3" style:font-weight-asian="normal" style:font-weight-complex="normal"/>
    </style:style>
    <style:style style:name="T8" style:family="text">
      <style:text-properties officeooo:rsid="003529de"/>
    </style:style>
    <style:style style:name="T9" style:family="text">
      <style:text-properties officeooo:rsid="0036f4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rces</text:p>
      <text:p text:style-name="P3"/>
      <text:p text:style-name="P3"/>
      <text:p text:style-name="P3"/>
      <text:p text:style-name="P3"/>
      <text:p text:style-name="P5">- IARU et IARU Région 1</text:p>
      <text:p text:style-name="P5">- http://www.f1nqp.fr</text:p>
      <text:p text:style-name="P5">- http://f4eed.free.fr</text:p>
      <text:p text:style-name="P5">- http://f4eed.wordpress.com</text:p>
      <text:p text:style-name="P5">- http://fr-emcom.com</text:p>
      <text:p text:style-name="P5">- https://fr.wikipedia.org/wiki/Trafic_QRP</text:p>
      <text:p text:style-name="P5">- http://qrpfr.free.fr/</text:p>
      <text:p text:style-name="P5">- https://qrper.com/qrp-calling-frequencies/</text:p>
      <text:p text:style-name="P5">- https://iota-world.org/</text:p>
      <text:p text:style-name="P5">- http://www.wota.com</text:p>
      <text:p text:style-name="P5">- http://www.sota-france.fr/</text:p>
      <text:p text:style-name="P5">- https://www.sota.org.uk/</text:p>
      <text:p text:style-name="P5">- http://www.radioscoutisme.org/</text:p>
      <text:p text:style-name="P5">- https://f4fyf.blogspot.com</text:p>
      <text:p text:style-name="P5">- https://www.r-e-f.org/</text:p>
      <text:p text:style-name="P4"><text:span text:style-name="T6">- </text:span><text:span text:style-name="T7">http://f6kgc.free.fr</text:span></text:p>
      <text:p text:style-name="P6">- <text:s/>HarmlessHAM (@harmlesshamCQ</text:p>
      <text:p text:style-name="P5">- <text:span text:style-name="T1">Thierry </text:span><text:span text:style-name="T5">TK1CX </text:span><text:span text:style-name="T1">(2A/2B)</text:span></text:p>
      <text:p text:style-name="P5">- J<text:span text:style-name="T4">ean </text:span>P<text:span text:style-name="T4">ierre</text:span> F1RUM <text:span text:style-name="T1">(07)</text:span></text:p>
      <text:p text:style-name="P5">- <text:span text:style-name="T1">Jérôme F4HGI (50)</text:span></text:p>
      <text:p text:style-name="P5">- <text:span text:style-name="T1">Olivier F4HUO (77)</text:span></text:p>
      <text:p text:style-name="P7">- Vincent F4JFW (06)</text:p>
      <text:p text:style-name="P8">- Arnaud F4EIR (77)</text:p>
      <text:p text:style-name="P8">- <text:span text:style-name="T8">Joël F5NFB (91)</text:span></text:p>
      <text:p text:style-name="P4">- <text:span text:style-name="T9">Matthieu F4ACU (37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64b3" officeooo:paragraph-rsid="002a64b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c3b68"/>
    </style:style>
    <style:style style:name="MT2" style:family="text">
      <style:text-properties officeooo:rsid="0036f4ba"/>
    </style:style>
    <style:style style:name="MT3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<text:span text:style-name="MT1">2.</text:span><text:span text:style-name="MT2">6</text:span></text:p>
        <text:p text:style-name="MP2">Version 1.0<text:span text:style-name="MT3">1 page </text:span><text:span text:style-name="MT3"><text:page-number text:select-page="current">1</text:page-number></text:span><text:span text:style-name="MT3">/</text:span><text:span text:style-name="MT3"><text:page-count>1</text:page-count></text:span><text:tab/><text:file-name text:display="name">Source_AMR</text:file-name><text:tab/><text:date style:data-style-name="N37" text:date-value="2022-09-20T12:40:32.178999949">20/09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9-20T12:40:32.080000000</dc:date>
    <meta:editing-duration>PT4H20M6S</meta:editing-duration>
    <meta:editing-cycles>21</meta:editing-cycles>
    <meta:generator>LibreOffice/6.4.0.3$Windows_X86_64 LibreOffice_project/b0a288ab3d2d4774cb44b62f04d5d28733ac6df8</meta:generator>
    <dc:creator>Frédéric BOUCHET</dc:creator>
    <meta:document-statistic meta:table-count="0" meta:image-count="0" meta:object-count="0" meta:page-count="1" meta:paragraph-count="28" meta:word-count="82" meta:character-count="693" meta:non-whitespace-character-count="638"/>
  </office:meta>
</office:document-meta>
</file>